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34.88mm"/>
    </style:style>
    <style:style style:name="co6" style:family="table-column">
      <style:table-column-properties fo:break-before="auto" style:column-width="94.8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ackground-color="#fff2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number-columns-repeated="1017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FAIT : </text:p>
          </table:table-cell>
          <table:table-cell table:style-name="ce4" table:formula="of:=SUM([.B3:.B655])/653" office:value-type="percentage" office:value="0.197549770290965" calcext:value-type="percentage">
            <text:p>19,75 %</text:p>
          </table:table-cell>
          <table:table-cell table:style-name="ce4" table:formula="of:=SUM([.C3:.C655])/653" office:value-type="percentage" office:value="0.196018376722818" calcext:value-type="percentage">
            <text:p>19,60 %</text:p>
          </table:table-cell>
          <table:table-cell table:style-name="ce4" table:formula="of:=SUM([.D3:.D655])/653" office:value-type="percentage" office:value="0.160796324655436" calcext:value-type="percentage">
            <text:p>16,08 %</text:p>
          </table:table-cell>
          <table:table-cell table:style-name="ce7"/>
          <table:table-cell table:style-name="ce10" table:number-columns-repeated="1018"/>
          <table:table-cell table:style-name="ce11"/>
        </table:table-row>
        <table:table-row table:style-name="ro1">
          <table:table-cell table:style-name="Default"/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STRUCTURE*</text:p>
          </table:table-cell>
          <table:table-cell table:style-name="ce2" office:value-type="string" calcext:value-type="string">
            <text:p>METADONNEES</text:p>
          </table:table-cell>
          <table:table-cell table:style-name="ce8" office:value-type="string" calcext:value-type="string">
            <text:p>métadonnées, manque** : </text:p>
          </table:table-cell>
          <table:table-cell table:style-name="ce8" office:value-type="string" calcext:value-type="string">
            <text:p>* celle-ci doit être similaire d’un tome à l’autr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2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 ; source pdf</text:p>
          </table:table-cell>
          <table:table-cell table:style-name="ce8" office:value-type="string" calcext:value-type="string">
            <text:p>** la source PDF est presque à chaque fois manquant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tion_n4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am-et-feneon_petit-gloss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derer_de-la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goult_dante-et-goet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comment-on-devien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balat_ennemis-de-l-art-d-ec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formation-du-sty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mal-d-ecrire-et-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souvenir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apologie-etu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dialogue-poesie-et-philosophie.xm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label type="speaker"&gt;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essai-socie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harmonie-lang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jugements-rousseau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melanges-litter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observations-art-tradu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elocution-ora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gou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rreat_critique-scientif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sselineau_roman-bourgeois-prefa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er-louis-simon_discours-romant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uis_chamfort-noti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inville_critique-mort-jeu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inville-psychologie-des-ti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anarch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verite-ecole-decaden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llanche_essai-institutions-socia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ante_tableau-litterature-18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bas-bleu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ote-grande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divers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ou-jug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de-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femmes-et-moralist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goethe-didero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-poli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journalistes-et-polemist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pisto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trang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s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t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oet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voyageurs-et-romancier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ine_musset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res_fami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res_tain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 + deux tit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shkirtseff_lettr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art-romant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curiosites-esth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algette_espri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algette_latin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in_lecteurs-de-roma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ersonnages-d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rovince-dans-l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roman-popu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un-peintre-ecrivain-froment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critiques-et-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service-deess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visage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zee_encycloped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contient un auteur différent que le titleStmt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cq-de-fouquieres_art-mise-en-sce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llessort_nouvelles-etud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conscien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dur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nergi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volut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fran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mat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pens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sourc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articl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introduction-medecine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lecons-phenomenes-vie-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-I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trand-louis_renaissance-classiqu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ublisher : SUDOC, même ouvrage, indique “Imprimerie de la "Renaissance latine"”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igot_esthetique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loy_propos-entrepreneu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chaud_considerations-ecoles-po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gle_idees_egalit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tudes-01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etudes-0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pages-de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temoignag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temoignage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troux_lois-nature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vet_lyr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emond_poesie-pur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icaire-de-la-dixmerie_deux-ages-du-gout_1769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caire-de-la-dixmerie_discours-romans_177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sson_comed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banqueroute-du-natural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poques-theat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volution-des-gen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anue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etaphysique-positivist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unetiere_nouveaux-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nouvelles-questions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roman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science-et-relig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uchon-max_re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yvanck_hollandais-a-par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ilhava_etudes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pus_boulevard-coul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poesi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poet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s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rau_artic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sella-gaubert_nouvell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fort_ebauc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fort_notes-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pfleury_balzac-metho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rpentier_mal-du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teaubriand_genie-du-christianisme-02-03_18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teaubriand_melang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udon_bibliotheque-d-un-homme-de-gout-01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udon_bibliotheque-d-un-homme-de-gout-02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laretie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articles-pour-baude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emile-augi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terre-a-emile-zola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mte_cours-philosophie-positiv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mte_discours-esprit-positif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nstant_preface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nstant_reflexions-wallste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du-vra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introduction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kan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evel_clavecin-didero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evel_esprit-contre-rai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ze_confession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uvillier-fleury_critiqu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rwin_origine-des-espe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udet-leon_idees-en-marc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udet-leon_stupide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vid-sauvageot_realisme-et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lecluze_louis-davi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mogeot_critique-et-critiques-en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mogeot_lettres-et-homme-de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raismes_epidemie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patriotism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portraits-de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sentiment-admi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emile_preface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nel-emile_physiologie-ecrivains-et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nel-emile_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claude-ner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correspondance-gene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essais-peinture-176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plan-universi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5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hommes-et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poesie-lyr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portraits-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bos_approxim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camp_preface-chants-moder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casse_histoire-anecdo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fresnois_une-annee-de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bos_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rsais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rsais_trop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s-pere_simpl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puy_poetes-et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cours-d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empirisme-rationaliste-de-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jugements-de-valeu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regles-methode-sociolog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solier_ceci-n-est-pas-un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solier_nos-gens-de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val_litterature-drama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gger_paro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quilbecq_litterature-merveilleuse-des-no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rmitage_poetes-et-leurs-poe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tienne_discours-recep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nticleric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rt-de-l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nietzsc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6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8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ur-qu-on-lise-plat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rousseau-contr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zola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lat_fem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ntanes_litterature-et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uillee_psychologie-idees-for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ommel_esquisses-contemporai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ustel-de-coulanges_cite-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cher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ltier_bovary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judith_collier-des-j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histoire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portrait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art-du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direc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poesie-et-empi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dates-et-oeu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en-metho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methode-evolutiv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poesi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bert_dix-annee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ceux-qu-on-li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mercredis-d-un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bineau_etud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hokousa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prefaces-et-manife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dall_articles-figaro_1855-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hemin-de-vel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ulture-des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dissoc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esthetique-de-la-lang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fin-de-l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bleme-du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-jean_mus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regh_human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erin-charles_joies-grises-notu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etud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notic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probleme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azard_quatre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critiqu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ecrivains-franci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quelqu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umann_mouvement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prefa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ret_enquet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1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2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3_176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rail_querelles-litteraires-04_176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net_cerveau-et-pens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cris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problem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litterature_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rry_div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ouvin_a-travers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preface-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symbolistes-et-decade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ufferath_musiciens-et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bruyere_ouvrages-esprit_169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grange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harpe_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hom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cuzon_integ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legende-de-victor-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origines-du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gardie_causeries-parisienn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destinees-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i_observations-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boil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conseil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ommes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metho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prade_questions-d-art-et-de-mo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sme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crise-litteraire-et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mile-zola-devant-les-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ssai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parad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goffic_romancier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mte-jules_lettre-sur-l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nte-de-lisle_poete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hateaubri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jacques-rouss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considerations-sur-werth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poesie-de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ievre_esquisses-crit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oliee_roman-popu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llarme_musique-et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academ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lat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oetes-mi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rix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theatre-et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montel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tin-du-gard-maurice_feux-tourna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etat-actuel-de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prejuge-de-la-vie-de-bohe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legende-du-parna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1-rappo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nechet_matine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bonheur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litterature-et-litterateurs_177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imee_alexandre-pouchk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lle_roman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ckel_propo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land_moliere-comedie-ital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od_maitres-histo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dramaturg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essais-de-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types-litteraires-et-fantaisies-esthe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squieu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esqu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manifeste-ecole-roma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premieres-ar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reflexions-poe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variations-vie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demain-question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sens-relig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fin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monde-ou-l-on-impri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rger_propos-vil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histoire-litterature-francaise-restau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roman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aegr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essais-ecole-rom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ordau_degeneresc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lante_antinomi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do-bazan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is-gaston_legen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morale-iro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psychologie-inv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berg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descar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zangwil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ierre-quint_droits-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essai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1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2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ncare_la-valeur-de-la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tou_roman-et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same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revost-paradol_jonathan-swif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DME.m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1-2_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3-6_185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bell_culte-des-ido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gio_oeuvre-bourg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de-mon-temp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figures-et-caracte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et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ro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avenir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discours-et-conferen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n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refo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souven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vie-de-jesu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method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prince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rabes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spec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preface-archipel-en-fl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XIII_idylles_diabol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ymond_corneille-shakespeare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att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pychologi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goley-de-juvigny_discours-progres-des-lettres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arol_dan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quelques-prog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assommoi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ssai-sur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tudes-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idees-mora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litteratur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ederer_memoires-societe-pol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massacre-amazo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prostit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cy_rapport-progr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esthetique-consideree-comme-science-sac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inutilite-de-la-calom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anifeste-natur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onde-attend-son-evangi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theme-a-var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rene-taillandier_realisme-ep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hommes-et-d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theatre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hroniques-parisiennes_187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1_186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2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3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4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5_187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de-femmes-ed06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lomon_etudes-et-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nd_autour-de-la-tab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rcey_quarante-a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uvebois_apres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vine_etapes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galen_observation-medic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ignobos_introduction-etudes-histor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rands-espr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-dialogu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imagination-art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reverie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pronck_artist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pass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reflexions-suic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etude-litterature-moder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petite-com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derniers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nouveaux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es-class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ie-art-gre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ositivisme-angl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saint-sim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schereau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amie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flaube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dees-politiques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nteri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hysiolog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oesie-malla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valery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omas_essai-elog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opin_romancier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cherot_science-con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nnoz_articles-revue-bleue_19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co_michel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ennet_epitre-mu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etudes-litterature-anc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genie-pind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tableau-litterature-moyen-ag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litterature-francaise-19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moralistes-16e-17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attitude-ly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paysages-introspectifs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gue_roman-ru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b_config.cfg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essais-histoir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ilde_derniers-essai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ecrivains-etranger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nos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roman-experimental.xm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16:15:07.113581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MacOSX_X86_64 LibreOffice_project/90f8dcf33c87b3705e78202e3df5142b201bd805</meta:generator>
    <dc:date>2019-07-01T16:17:35.110950230</dc:date>
    <meta:editing-duration>P1DT2H23M24S</meta:editing-duration>
    <meta:editing-cycles>27</meta:editing-cycles>
    <meta:document-statistic meta:table-count="1" meta:cell-count="1070" meta:object-count="0"/>
  </office:meta>
</office:document-meta>
</file>